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C0000032027CFE81C.png"/>
  <manifest:file-entry manifest:media-type="image/png" manifest:full-path="Pictures/10000000000000C8000000C8BC64A7D5.png"/>
  <manifest:file-entry manifest:media-type="image/png" manifest:full-path="Pictures/100000000000000800000008DD0ADA29.png"/>
  <manifest:file-entry manifest:media-type="image/png" manifest:full-path="Pictures/10000000000000010000001E17A69B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4487a" draw:fill-image-name="Empty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076a1" draw:fill-image-name="Empty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f0f0f0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9cm"/>
    </style:style>
    <style:style style:name="gr9" style:family="graphic" style:parent-style-name="standard">
      <style:graphic-properties draw:stroke="none" draw:fill="solid" draw:fill-color="#8076a1" draw:textarea-horizontal-align="justify" draw:textarea-vertical-align="middle" draw:auto-grow-height="false" draw:shadow="hidden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6pt" style:font-size-asian="36pt" style:font-size-complex="36pt"/>
    </style:style>
    <style:style style:name="P3" style:family="paragraph">
      <style:text-properties fo:color="#ffffff" fo:font-family="Orbitron" style:font-pitch="variable" fo:font-size="54pt" style:font-size-asian="54pt" style:font-size-complex="54pt"/>
    </style:style>
    <style:style style:name="P4" style:family="paragraph">
      <style:paragraph-properties fo:text-align="center"/>
      <style:text-properties fo:color="#ffffff" fo:font-family="'MgOpen Modata'" style:font-pitch="variable" fo:font-size="22pt" style:font-size-asian="22pt" style:font-size-complex="22pt"/>
    </style:style>
    <style:style style:name="P5" style:family="paragraph">
      <style:paragraph-properties fo:text-align="center"/>
      <style:text-properties fo:color="#54487a" fo:font-family="Orbitron" style:font-pitch="variable" fo:font-size="54pt" style:font-size-asian="54pt" style:font-size-complex="54pt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style:paragraph-properties fo:text-align="center"/>
      <style:text-properties fo:color="#54487a"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color="#54487a" fo:font-size="26pt" style:font-size-asian="26pt" style:font-size-complex="26pt"/>
    </style:style>
    <style:style style:name="P10" style:family="paragraph">
      <style:text-properties fo:color="#00ff00" fo:font-size="26pt" style:font-size-asian="26pt" style:font-size-complex="26pt"/>
    </style:style>
    <style:style style:name="T1" style:family="text">
      <style:text-properties fo:color="#ffffff" fo:font-family="Orbitron" style:font-pitch="variable" fo:font-size="54pt" style:font-size-asian="54pt" style:font-size-complex="54pt"/>
    </style:style>
    <style:style style:name="T2" style:family="text">
      <style:text-properties fo:color="#ffffff" fo:font-family="'MgOpen Modata'" style:font-pitch="variable" fo:font-size="22pt" style:font-size-asian="22pt" style:font-size-complex="22pt"/>
    </style:style>
    <style:style style:name="T3" style:family="text">
      <style:text-properties fo:color="#54487a" fo:font-family="Orbitron" style:font-pitch="variable" fo:font-size="54pt" style:font-size-asian="54pt" style:font-size-complex="54pt"/>
    </style:style>
    <style:style style:name="T4" style:family="text">
      <style:text-properties fo:color="#ffffff"/>
    </style:style>
    <style:style style:name="T5" style:family="text">
      <style:text-properties fo:color="#54487a" fo:font-size="26pt" style:font-size-asian="26pt" style:font-size-complex="26pt"/>
    </style:style>
    <style:style style:name="T6" style:family="text">
      <style:text-properties fo:color="#00ff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2" draw:text-style-name="P2" draw:layer="layout" svg:width="25.4cm" svg:height="4.425cm" svg:x="1.27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557cm" svg:height="7.911cm" svg:x="10.223cm" svg:y="3.905cm">
          <draw:image xlink:href="Pictures/10000201000002FC0000032027CFE81C.png" xlink:type="simple" xlink:show="embed" xlink:actuate="onLoad">
            <text:p/>
          </draw:image>
        </draw:frame>
        <draw:custom-shape draw:style-name="gr3" draw:text-style-name="P2" draw:layer="layout" svg:width="9.29cm" svg:height="3.843cm" svg:x="17.145cm" svg:y="15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2.065cm" svg:height="2.639cm" svg:x="3.075cm" svg:y="16.075cm">
          <draw:text-box>
            <text:p text:style-name="P3"><text:span text:style-name="T1">Slot it || Die</text:span></text:p>
          </draw:text-box>
        </draw:frame>
        <draw:frame draw:style-name="gr5" draw:text-style-name="P4" draw:layer="layout" svg:width="15.526cm" svg:height="1.987cm" svg:x="17.78cm" svg:y="16.475cm">
          <draw:text-box>
            <text:p text:style-name="P4"><text:span text:style-name="T2">Παπαπούλιος Δημήτρης</text:span></text:p>
            <text:p text:style-name="P4"><text:span text:style-name="T2">contact@gentoo-el.org</text:span></text:p>
          </draw:text-box>
        </draw:frame>
        <draw:frame draw:style-name="gr4" draw:text-style-name="P5" draw:layer="layout" svg:width="17.78cm" svg:height="2.639cm" svg:x="5.045cm" svg:y="12.065cm">
          <draw:text-box>
            <text:p text:style-name="P5"><text:span text:style-name="T3">Gentoo-el.or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2" draw:text-style-name="P6" draw:layer="layout" svg:width="25.4cm" svg:height="2.54cm" svg:x="1.27cm" svg:y="1.47cm">
          <text:p text:style-name="P6"><text:span text:style-name="T4">TIT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1" draw:layer="layout" svg:width="25.4cm" svg:height="15.24cm" svg:x="1.27cm" svg:y="4.445cm" svg:viewBox="0 0 25401 15241" svg:d="m1270 0c-1270 0-1270 0-1270 1270 0 3387 0 9313 0 12700 0 1270 0 1270 1270 1270 6773 0 16087 0 22860 0 1270 0 1270 0 1270-1270 0-3387 0-9313 0-12700 0-1270 0-1270-1270-1270-6773 0-16087 0-22860 0zm-1270 0zm25401 15241z">
          <text:p/>
        </draw:path>
        <draw:frame draw:style-name="gr1" draw:text-style-name="P1" draw:layer="layout" svg:width="3.175cm" svg:height="3.323cm" svg:x="1.605cm" svg:y="1.222cm">
          <draw:image xlink:href="Pictures/10000201000002FC0000032027CFE81C.png" xlink:type="simple" xlink:show="embed" xlink:actuate="onLoad">
            <text:p/>
          </draw:image>
        </draw:frame>
        <draw:frame draw:style-name="gr8" draw:text-style-name="P7" draw:layer="layout" svg:width="24.129cm" svg:height="14.069cm" svg:x="1.906cm" svg:y="4.981cm">
          <draw:text-box>
            <text:list text:style-name="L1">
              <text:list-header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header>
              <text:list-item>
                <text:p text:style-name="P7"><text:span text:style-name="T5"><text:s/></text:span><text:span text:style-name="T5">Μαλακίες</text:span></text:p>
              </text:list-item>
              <text:list-item>
                <text:p text:style-name="P7"><text:span text:style-name="T5"><text:s/></text:span><text:span text:style-name="T5">Και άλλες μαλακίες</text:span></text:p>
              </text:list-item>
              <text:list-item>
                <text:p text:style-name="P7"><text:span text:style-name="T5"><text:s/></text:span><text:span text:style-name="T5">Περισσότερες μαλακίες</text:span></text:p>
              </text:list-item>
              <text:list-item>
                <text:p text:style-name="P7"><text:span text:style-name="T5"><text:s/></text:span><text:span text:style-name="T5">Σοβαρή κουβέντα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2" draw:text-style-name="P6" draw:layer="layout" svg:width="25.4cm" svg:height="2.54cm" svg:x="1.27cm" svg:y="1.47cm">
          <text:p text:style-name="P6"><text:span text:style-name="T4">TIT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5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4" draw:text-style-name="P9" draw:layer="layout" svg:width="10.795cm" svg:height="4.351cm" svg:x="1.905cm" svg:y="4.98cm">
          <draw:text-box>
            <text:list text:style-name="L1">
              <text:list-item>
                <text:p text:style-name="P9"><text:span text:style-name="T5"><text:s/></text:span><text:span text:style-name="T5">Μαλακίες</text:span></text:p>
              </text:list-item>
              <text:list-item>
                <text:p text:style-name="P9"><text:span text:style-name="T5"><text:s/></text:span><text:span text:style-name="T5">Και άλλες μαλακίες</text:span></text:p>
              </text:list-item>
              <text:list-item>
                <text:p text:style-name="P9"><text:span text:style-name="T5"><text:s/></text:span><text:span text:style-name="T5">Περισσότερες μαλακίες</text:span></text:p>
              </text:list-item>
              <text:list-item>
                <text:p text:style-name="P9"><text:span text:style-name="T5"><text:s/></text:span><text:span text:style-name="T5">Σοβαρή κουβέντα</text:span></text:p>
              </text:list-item>
            </text:list>
          </draw:text-box>
        </draw:frame>
        <draw:frame draw:style-name="gr4" draw:text-style-name="P10" draw:layer="layout" svg:width="10.795cm" svg:height="1.276cm" svg:x="15.605cm" svg:y="5.074cm">
          <draw:text-box>
            <text:list text:style-name="L1">
              <text:list-header>
                <text:p text:style-name="P10"><text:span text:style-name="T6">Χακερίστικες μαλακίες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fill-image draw:name="background" xlink:href="Pictures/10000000000000C8000000C8BC64A7D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4T14:34:23</meta:creation-date>
    <meta:editing-duration>PT55M52S</meta:editing-duration>
    <meta:editing-cycles>24</meta:editing-cycles>
    <dc:date>2011-04-04T15:30:09</dc:date>
    <meta:generator>LibreOffice/3.3$Linux LibreOffice_project/330m19$Build-8</meta:generator>
    <meta:document-statistic meta:object-count="47"/>
  </office:meta>
</office:document-meta>
</file>